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ab5c" officeooo:paragraph-rsid="000eab5c"/>
    </style:style>
    <style:style style:name="P2" style:family="paragraph" style:parent-style-name="Standard">
      <style:paragraph-properties fo:text-align="start" style:justify-single-word="false"/>
      <style:text-properties officeooo:rsid="000eab5c" officeooo:paragraph-rsid="000eab5c"/>
    </style:style>
    <style:style style:name="T1" style:family="text">
      <style:text-properties officeooo:rsid="000ed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</text:p>
      <text:p text:style-name="P1"/>
      <text:p text:style-name="P2"/>
      <text:p text:style-name="P2">1-Amostra 1: sangue</text:p>
      <text:p text:style-name="P2">amostra 3 : cabelo</text:p>
      <text:p text:style-name="P2"/>
      <text:p text:style-name="P2">2-A eferverscência ocorreu, pois houve liberação de gás. Segundo as equações fornecidas, apenas a reação <text:s/>com aminas primarias.</text:p>
      <text:p text:style-name="P2"/>
      <text:p text:style-name="P2">3-Pode-se perceber que o consumo de <text:span text:style-name="T1">tâmaras</text:span> <text:span text:style-name="T1">colabore para combater a insonia, pois esta relacionado a síntese de melatonina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0:54:13.238350017</meta:creation-date>
    <dc:date>2020-11-10T11:09:44.506487875</dc:date>
    <meta:editing-duration>PT3M1S</meta:editing-duration>
    <meta:editing-cycles>1</meta:editing-cycles>
    <meta:document-statistic meta:table-count="0" meta:image-count="0" meta:object-count="0" meta:page-count="1" meta:paragraph-count="5" meta:word-count="47" meta:character-count="308" meta:non-whitespace-character-count="265"/>
    <meta:generator>LibreOffice/6.4.6.2$Linux_X86_64 LibreOffice_project/40$Build-2</meta:generator>
  </office:meta>
</office:document-meta>
</file>